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102in"/>
    </style:style>
    <style:style style:name="co8" style:family="table-column">
      <style:table-column-properties fo:break-before="auto" style:column-width="1.2744in"/>
    </style:style>
    <style:style style:name="co9" style:family="table-column">
      <style:table-column-properties fo:break-before="auto" style:column-width="1.3091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3228in"/>
    </style:style>
    <style:style style:name="co12" style:family="table-column">
      <style:table-column-properties fo:break-before="auto" style:column-width="1.2673in"/>
    </style:style>
    <style:style style:name="co13" style:family="table-column">
      <style:table-column-properties fo:break-before="auto" style:column-width="1.239in"/>
    </style:style>
    <style:style style:name="co14" style:family="table-column">
      <style:table-column-properties fo:break-before="auto" style:column-width="0.4173in"/>
    </style:style>
    <style:style style:name="co15" style:family="table-column">
      <style:table-column-properties fo:break-before="auto" style:column-width="1.0102in"/>
    </style:style>
    <style:style style:name="co16" style:family="table-column">
      <style:table-column-properties fo:break-before="auto" style:column-width="1.8299in"/>
    </style:style>
    <style:style style:name="co17" style:family="table-column">
      <style:table-column-properties fo:break-before="auto" style:column-width="1.3736in"/>
    </style:style>
    <style:style style:name="co18" style:family="table-column">
      <style:table-column-properties fo:break-before="auto" style:column-width="1.6209in"/>
    </style:style>
    <style:style style:name="co19" style:family="table-column">
      <style:table-column-properties fo:break-before="auto" style:column-width="1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29"/>
    <style:style style:name="ce12" style:family="table-cell" style:parent-style-name="Default" style:data-style-name="N11"/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7"/>
    <style:style style:name="ce13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 link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Order #</text:p>
          </table:table-cell>
          <table:table-cell office:value-type="string" calcext:value-type="string">
            <text:p>order date</text:p>
          </table:table-cell>
          <table:table-cell/>
          <table:table-cell office:value-type="string" calcext:value-type="string">
            <text:p>Orders</text:p>
          </table:table-cell>
          <table:table-cell office:value-type="string" calcext:value-type="string">
            <text:p>Shipping+tax</text:p>
          </table:table-cell>
          <table:table-cell office:value-type="string" calcext:value-type="string">
            <text:p>Order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OTAL →</text:p>
          </table:table-cell>
          <table:table-cell table:formula="of:=[.K2]+[.P2]" office:value-type="float" office:value="1940.75" calcext:value-type="float">
            <text:p>1940.75</text:p>
          </table:table-cell>
          <table:table-cell table:number-columns-repeated="7"/>
          <table:table-cell table:formula="of:=SUM([.K4:.K174])" office:value-type="float" office:value="1639.53" calcext:value-type="float">
            <text:p>1639.53</text:p>
          </table:table-cell>
          <table:table-cell table:number-columns-repeated="4"/>
          <table:table-cell table:formula="of:=SUM([.P4:.P74])" office:value-type="float" office:value="301.22" calcext:value-type="float">
            <text:p>301.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11" office:value-type="string" calcext:value-type="string">
            <text:p>---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wcabs reproduction size Deluxe reverb 1x12 pine combo cabinet</text:p>
          </table:table-cell>
          <table:table-cell table:number-columns-repeated="2"/>
          <table:table-cell office:value-type="string" calcext:value-type="string">
            <text:p>pin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bay: 304173337705</text:p>
          </table:table-cell>
          <table:table-cell office:value-type="string" calcext:value-type="string">
            <text:p>https://www.ebay.com/itm/304173337705?hash=item46d224cc69:g:9VEAAOSw3T5b5waS</text:p>
          </table:table-cell>
          <table:table-cell office:value-type="float" office:value="220" calcext:value-type="float">
            <text:p>220</text:p>
          </table:table-cell>
          <table:table-cell table:formula="of:=[.J4]*[.G4]" office:value-type="float" office:value="220" calcext:value-type="float">
            <text:p>220</text:p>
          </table:table-cell>
          <table:table-cell office:value-type="string" calcext:value-type="string">
            <text:p><text:s text:c="4"/>02-10879-40399</text:p>
          </table:table-cell>
          <table:table-cell table:style-name="ce3" office:value-type="date" office:date-value="2023-12-02" calcext:value-type="date">
            <text:p>12/02/23</text:p>
          </table:table-cell>
          <table:table-cell/>
          <table:table-cell office:value-type="string" calcext:value-type="string">
            <text:p>Mojo Dec 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#SO410015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weber 12f150 50w 8ohm light dop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verb</text:p>
          </table:table-cell>
          <table:table-cell office:value-type="float" office:value="135" calcext:value-type="float">
            <text:p>135</text:p>
          </table:table-cell>
          <table:table-cell table:formula="of:=[.J5]*[.G5]"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ATS Acoustic Dec 2</text:p>
          </table:table-cell>
          <table:table-cell table:formula="of:=15.14+3.32" office:value-type="float" office:value="18.46" calcext:value-type="float">
            <text:p>18.46</text:p>
          </table:table-cell>
          <table:table-cell office:value-type="string" calcext:value-type="string">
            <text:p>A1231202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22-3/8” wide</text:p>
          </table:table-cell>
          <table:table-cell/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KU: 5151020 </text:p>
          </table:table-cell>
          <table:table-cell office:value-type="string" calcext:value-type="string">
            <text:p>https://www.mojotone.com/Blackface-Deluxe-Reverb-AB763-Style-Chassis</text:p>
          </table:table-cell>
          <table:table-cell office:value-type="float" office:value="90" calcext:value-type="float">
            <text:p>90</text:p>
          </table:table-cell>
          <table:table-cell table:formula="of:=[.J6]*[.G6]" office:value-type="float" office:value="90" calcext:value-type="float">
            <text:p>90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Ebay Dec 2</text:p>
          </table:table-cell>
          <table:table-cell table:formula="of:=30.29+21.46" office:value-type="float" office:value="51.75" calcext:value-type="float">
            <text:p>51.75</text:p>
          </table:table-cell>
          <table:table-cell office:value-type="string" calcext:value-type="string">
            <text:p><text:s text:c="4"/>02-10879-403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 Pan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small?</text:p>
          </table:table-cell>
          <table:table-cell/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KU: 5151112</text:p>
          </table:table-cell>
          <table:table-cell office:value-type="string" calcext:value-type="string">
            <text:p>https://www.mojotone.com/Small-Cap-Pan-for-Deluxe-Vibrolux</text:p>
          </table:table-cell>
          <table:table-cell office:value-type="float" office:value="11.99" calcext:value-type="float">
            <text:p>11.99</text:p>
          </table:table-cell>
          <table:table-cell table:formula="of:=[.J7]*[.G7]" office:value-type="float" office:value="11.99" calcext:value-type="float">
            <text:p>11.99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Tube depot Dec 3</text:p>
          </table:table-cell>
          <table:table-cell table:formula="of:=8.45 + 11.97" office:value-type="float" office:value="20.42" calcext:value-type="float">
            <text:p>20.42</text:p>
          </table:table-cell>
          <table:table-cell office:value-type="string" calcext:value-type="string">
            <text:p>R5893070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ll Cloth</text:p>
          </table:table-cell>
          <table:table-cell office:value-type="string" calcext:value-type="string">
            <text:p>FR701</text:p>
          </table:table-cell>
          <table:table-cell office:value-type="string" calcext:value-type="string">
            <text:p>(yards)</text:p>
          </table:table-cell>
          <table:table-cell/>
          <table:table-cell office:value-type="string" calcext:value-type="string">
            <text:p>f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 2100</text:p>
          </table:table-cell>
          <table:table-cell office:value-type="string" calcext:value-type="string">
            <text:p><text:a xlink:href="https://www.atsacoustics.com/Guilford-of-Maine-FR701-2100.html" xlink:type="simple">https://www.atsacoustics.com/Guilford-of-Maine-FR701-2100.html</text:a></text:p>
          </table:table-cell>
          <table:table-cell office:value-type="float" office:value="20.73" calcext:value-type="float">
            <text:p>20.73</text:p>
          </table:table-cell>
          <table:table-cell table:formula="of:=[.J8]*[.G8]" office:value-type="float" office:value="20.73" calcext:value-type="float">
            <text:p>20.73</text:p>
          </table:table-cell>
          <table:table-cell office:value-type="string" calcext:value-type="string">
            <text:p>A123120211</text:p>
          </table:table-cell>
          <table:table-cell table:style-name="ce3" office:value-type="date" office:date-value="2023-12-02" calcext:value-type="date">
            <text:p>12/02/23</text:p>
          </table:table-cell>
          <table:table-cell/>
          <table:table-cell office:value-type="string" calcext:value-type="string">
            <text:p>Tube depot Dec 14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#R5778415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ndle</text:p>
          </table:table-cell>
          <table:table-cell table:number-columns-repeated="8"/>
          <table:table-cell table:formula="of:=[.J9]*[.G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mp parts direct</text:p>
          </table:table-cell>
          <table:table-cell office:value-type="float" office:value="23.25" calcext:value-type="float">
            <text:p>23.25</text:p>
          </table:table-cell>
          <table:table-cell table:style-name="ce2" office:value-type="string" calcext:value-type="string">
            <text:p>#K0TWZU8XN </text:p>
          </table:table-cell>
          <table:table-cell office:value-type="string" calcext:value-type="string">
            <text:p>https://shop.amppartsdirect.com/checkouts/cn/c258c3200962919fe26caa2fb6b9ab23/thank_y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et</text:p>
          </table:table-cell>
          <table:table-cell table:number-columns-repeated="8"/>
          <table:table-cell table:formula="of:=[.J10]*[.G1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verb tubes USA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19288096 thru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ners</text:p>
          </table:table-cell>
          <table:table-cell table:number-columns-repeated="8"/>
          <table:table-cell table:formula="of:=[.J11]*[.G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verb tubes spain</text:p>
          </table:table-cell>
          <table:table-cell office:value-type="float" office:value="19" calcext:value-type="float">
            <text:p>19</text:p>
          </table:table-cell>
          <table:table-cell office:value-type="float" office:value="19288119" calcext:value-type="float">
            <text:p>192881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in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 x 15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www.tubedepot.com/products/1-8-g-10-board-red" xlink:type="simple">https://www.tubedepot.com/products/1-8-g-10-board-red</text:a></text:p>
          </table:table-cell>
          <table:table-cell office:value-type="float" office:value="1.08" calcext:value-type="float">
            <text:p>1.08</text:p>
          </table:table-cell>
          <table:table-cell table:formula="of:=[.J12]*[.G12]" office:value-type="float" office:value="16.2" calcext:value-type="float">
            <text:p>16.2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amplified parts (little stuff)</text:p>
          </table:table-cell>
          <table:table-cell office:value-type="float" office:value="40.57" calcext:value-type="float">
            <text:p>40.57</text:p>
          </table:table-cell>
          <table:table-cell table:style-name="ce2" office:value-type="float" office:value="986665" calcext:value-type="float">
            <text:p>9866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ghouse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x4.75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www.tubedepot.com/products/1-8-g-10-board-black" xlink:type="simple">https://www.tubedepot.com/products/1-8-g-10-board-black</text:a></text:p>
          </table:table-cell>
          <table:table-cell office:value-type="float" office:value="0.95" calcext:value-type="float">
            <text:p>0.95</text:p>
          </table:table-cell>
          <table:table-cell table:formula="of:=[.J13]*[.G13]" office:value-type="float" office:value="4.75" calcext:value-type="float">
            <text:p>4.7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tube depot (jack and more turrets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rrets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1/8”</text:p>
          </table:table-cell>
          <table:table-cell/>
          <table:table-cell office:value-type="string" calcext:value-type="string">
            <text:p>silv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https://www.tubedepot.com/products/turret-lugs-for-epoxy-board" xlink:type="simple">https://www.tubedepot.com/products/turret-lugs-for-epoxy-board</text:a></text:p>
          </table:table-cell>
          <table:table-cell office:value-type="float" office:value="0.38" calcext:value-type="float">
            <text:p>0.38</text:p>
          </table:table-cell>
          <table:table-cell table:formula="of:=[.J14]*[.G14]" office:value-type="float" office:value="19" calcext:value-type="float">
            <text:p>19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reverb (speaker)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43" calcext:value-type="float">
            <text:p>0.43</text:p>
          </table:table-cell>
          <table:table-cell table:formula="of:=[.J15]*[.G15]" office:value-type="float" office:value="4.3" calcext:value-type="float">
            <text:p>4.3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J16]*[.G16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6" calcext:value-type="float">
            <text:p>0.56</text:p>
          </table:table-cell>
          <table:table-cell table:formula="of:=[.J17]*[.G17]" office:value-type="float" office:value="5.6" calcext:value-type="float">
            <text:p>5.6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J18]*[.G18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J19]*[.G19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J20]*[.G20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awg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18-ga-solid-cloth-wire-600-volt-rating" xlink:type="simple">https://www.tubedepot.com/products/18-ga-solid-cloth-wire-600-volt-rating</text:a></text:p>
          </table:table-cell>
          <table:table-cell office:value-type="float" office:value="0.67" calcext:value-type="float">
            <text:p>0.67</text:p>
          </table:table-cell>
          <table:table-cell table:formula="of:=[.J21]*[.G21]" office:value-type="float" office:value="6.7" calcext:value-type="float">
            <text:p>6.7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malled Jack</text:p>
          </table:table-cell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22]*[.G22]" office:value-type="float" office:value="5.9" calcext:value-type="float">
            <text:p>5.9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id st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23]*[.G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put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4]*[.G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1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25]*[.G25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1609971-jj-electronic-gold-pin-ecc803s-12ax7-standard</text:p>
          </table:table-cell>
          <table:table-cell office:value-type="string" calcext:value-type="string">
            <text:p>http://www.audiodrom.net/en/special-edition-reviews/117-the-best-12ax7-tubes-for-almost-no-mone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everb tubes us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ne c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7]*[.G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ne 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8]*[.G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ne 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29]*[.G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ne c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0]*[.G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n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0k l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linear-taper-pot-3-8-bushing</text:p>
          </table:table-cell>
          <table:table-cell office:value-type="float" office:value="2.95" calcext:value-type="float">
            <text:p>2.95</text:p>
          </table:table-cell>
          <table:table-cell table:formula="of:=[.J31]*[.G31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ody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k l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linear-taper-pot-3-8-bushing</text:p>
          </table:table-cell>
          <table:table-cell office:value-type="float" office:value="2.95" calcext:value-type="float">
            <text:p>2.95</text:p>
          </table:table-cell>
          <table:table-cell table:formula="of:=[.J32]*[.G32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olum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M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33]*[.G33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1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4]*[.G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1a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5]*[.G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1a cathode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6]*[.G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1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37]*[.G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1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J38]*[.G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1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J39]*[.G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upling (tone 1 as well)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47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40]*[.G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nnel mix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41]*[.G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rmalled Jack</text:p>
          </table:table-cell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42]*[.G42]" office:value-type="float" office:value="5.9" calcext:value-type="float">
            <text:p>5.9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d st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43]*[.G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put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44]*[.G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put wire</text:p>
          </table:table-cell>
          <table:table-cell office:value-type="string" calcext:value-type="string">
            <text:p>shielded wire (foot)</text:p>
          </table:table-cell>
          <table:table-cell office:value-type="string" calcext:value-type="string">
            <text:p>Mogami W2333</text:p>
          </table:table-cell>
          <table:table-cell office:value-type="string" calcext:value-type="string">
            <text:p>28awg shielde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www.tubedepot.com/products/mogami-w2333-interconnect-wire</text:p>
          </table:table-cell>
          <table:table-cell office:value-type="float" office:value="0.69" calcext:value-type="float">
            <text:p>0.69</text:p>
          </table:table-cell>
          <table:table-cell table:formula="of:=[.J45]*[.G45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2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46]*[.G46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1609971-jj-electronic-gold-pin-ecc803s-12ax7-standard</text:p>
          </table:table-cell>
          <table:table-cell office:value-type="string" calcext:value-type="string">
            <text:p>http://www.audiodrom.net/en/special-edition-reviews/117-the-best-12ax7-tubes-for-almost-no-mone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reverb tubes usa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2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48]*[.G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ne slop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49]*[.G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d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47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0]*[.G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ss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1]*[.G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eb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0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2]*[.G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ss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0k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53]*[.G53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reb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0k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54]*[.G54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olum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M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55]*[.G55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right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6]*[.G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d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7]*[.G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2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58]*[.G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2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59]*[.G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2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J60]*[.G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1]*[.G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verb mix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2]*[.G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verb mix 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3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3]*[.G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verb Fil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500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4]*[.G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3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5]*[.G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3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12AT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66]*[.G66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3 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2AT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58715153-sylvania-matched-pair-of-gold-brand-gold-label-gold-pin-6201-gold</text:p>
          </table:table-cell>
          <table:table-cell office:value-type="string" calcext:value-type="string">
            <text:p>https://forum.audiogon.com/discussions/what-are-the-best-12at7-s-and-12ax7-s</text:p>
          </table:table-cell>
          <table:table-cell/>
          <table:table-cell table:formula="of:=119/2" office:value-type="float" office:value="59.5" calcext:value-type="float">
            <text:p>59.5</text:p>
          </table:table-cell>
          <table:table-cell office:value-type="string" calcext:value-type="string">
            <text:p>reverb tubes usa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3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8]*[.G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3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69]*[.G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verb transformer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25k: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5A20B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#K0TWZU8XN 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verb jacks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RCA 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switchcraft-3501fr-rca-jack</text:p>
          </table:table-cell>
          <table:table-cell office:value-type="float" office:value="3.95" calcext:value-type="float">
            <text:p>3.95</text:p>
          </table:table-cell>
          <table:table-cell table:formula="of:=[.J71]*[.G71]" office:value-type="float" office:value="7.9" calcext:value-type="float">
            <text:p>7.9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verb tank</text:p>
          </table:table-cell>
          <table:table-cell office:value-type="string" calcext:value-type="string">
            <text:p>ta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ccutronics-4ab3c1b-reverb-tank</text:p>
          </table:table-cell>
          <table:table-cell office:value-type="float" office:value="34.95" calcext:value-type="float">
            <text:p>34.95</text:p>
          </table:table-cell>
          <table:table-cell table:formula="of:=[.J72]*[.G72]" office:value-type="float" office:value="34.95" calcext:value-type="float">
            <text:p>34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4a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73]*[.G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verb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ts in jack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spst-toggle-switch</text:p>
          </table:table-cell>
          <table:table-cell office:value-type="float" office:value="6.95" calcext:value-type="float">
            <text:p>6.95</text:p>
          </table:table-cell>
          <table:table-cell table:formula="of:=[.J74]*[.G74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4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75]*[.G75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74426779-tad-7025-e83cc-cz-highgrade-vacuum-tube-rt030</text:p>
          </table:table-cell>
          <table:table-cell office:value-type="string" calcext:value-type="string">
            <text:p>http://www.audiodrom.net/en/special-edition-reviews/117-the-best-12ax7-tubes-for-almost-no-mone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everb tubes spain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4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77]*[.G7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4a 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03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78]*[.G7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verb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0k L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linear-taper-pot-3-8-bushing</text:p>
          </table:table-cell>
          <table:table-cell office:value-type="float" office:value="2.95" calcext:value-type="float">
            <text:p>2.95</text:p>
          </table:table-cell>
          <table:table-cell table:formula="of:=[.J79]*[.G79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emolo speed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3M reverse aud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ts-audio-taper-pot-3-8-bushing</text:p>
          </table:table-cell>
          <table:table-cell office:value-type="float" office:value="6.95" calcext:value-type="float">
            <text:p>6.95</text:p>
          </table:table-cell>
          <table:table-cell table:formula="of:=[.J80]*[.G80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emolo intensity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50k reverse aud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alpha-24mm-audio-taper-pot-3-8-bushing</text:p>
          </table:table-cell>
          <table:table-cell office:value-type="float" office:value="2.95" calcext:value-type="float">
            <text:p>2.95</text:p>
          </table:table-cell>
          <table:table-cell table:formula="of:=[.J81]*[.G81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rem speed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2]*[.G8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verb attenuatio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3]*[.G8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4b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4]*[.G8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4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5]*[.G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4b 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6]*[.G8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4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7]*[.G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4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8]*[.G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rem jump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89]*[.G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5a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0]*[.G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5b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1]*[.G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rem osci. 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2]*[.G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em osci. 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3]*[.G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em osci. 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4]*[.G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5a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5]*[.G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5a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6]*[.G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rem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ts in jack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spst-toggle-switch</text:p>
          </table:table-cell>
          <table:table-cell office:value-type="float" office:value="6.95" calcext:value-type="float">
            <text:p>6.95</text:p>
          </table:table-cell>
          <table:table-cell table:formula="of:=[.J97]*[.G97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5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8]*[.G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5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99]*[.G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ptocoupler</text:p>
          </table:table-cell>
          <table:table-cell office:value-type="string" calcext:value-type="string">
            <text:p>whichever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opto-coupler-ldr-for-fender-amps</text:p>
          </table:table-cell>
          <table:table-cell office:value-type="float" office:value="8.95" calcext:value-type="float">
            <text:p>8.95</text:p>
          </table:table-cell>
          <table:table-cell table:formula="of:=[.J100]*[.G100]" office:value-type="float" office:value="8.95" calcext:value-type="float">
            <text:p>8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ick fix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1]*[.G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5 socket</text:p>
          </table:table-cell>
          <table:table-cell office:value-type="string" calcext:value-type="string">
            <text:p>socket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102]*[.G102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74426779-tad-7025-e83cc-cz-highgrade-vacuum-tube-rt030</text:p>
          </table:table-cell>
          <table:table-cell office:value-type="string" calcext:value-type="string">
            <text:p>http://www.audiodrom.net/en/special-edition-reviews/117-the-best-12ax7-tubes-for-almost-no-mone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reverb tubes spain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5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4]*[.G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5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5]*[.G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rem buff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M 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6]*[.G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x mix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7]*[.G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FB Tai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8]*[.G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09]*[.G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6A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0]*[.G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6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12AT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9-pin-miniature-socket-with-shield-drop-in-fender</text:p>
          </table:table-cell>
          <table:table-cell office:value-type="float" office:value="3.45" calcext:value-type="float">
            <text:p>3.45</text:p>
          </table:table-cell>
          <table:table-cell table:formula="of:=[.J111]*[.G111]" office:value-type="float" office:value="3.45" calcext:value-type="float">
            <text:p>3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2AT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58715153-sylvania-matched-pair-of-gold-brand-gold-label-gold-pin-6201-gold</text:p>
          </table:table-cell>
          <table:table-cell office:value-type="string" calcext:value-type="string">
            <text:p>https://forum.audiogon.com/discussions/what-are-the-best-12at7-s-and-12ax7-s</text:p>
          </table:table-cell>
          <table:table-cell/>
          <table:table-cell table:formula="of:=119/2" office:value-type="float" office:value="59.5" calcext:value-type="float">
            <text:p>59.5</text:p>
          </table:table-cell>
          <table:table-cell office:value-type="string" calcext:value-type="string">
            <text:p>reverb tubes usa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6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3]*[.G1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6b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4]*[.G1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verter tai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5]*[.G1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C Shun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2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6]*[.G1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FB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7]*[.G1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8]*[.G1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nverter plate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.5w, 5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19]*[.G1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nverter plate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.5w, 5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20]*[.G1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21]*[.G1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wer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style-name="ce13" office:value-type="string" calcext:value-type="string">
            <text:p>.5w, 5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122]*[.G1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7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8-pin-octal-socket-drop-in-fender</text:p>
          </table:table-cell>
          <table:table-cell office:value-type="float" office:value="1.95" calcext:value-type="float">
            <text:p>1.95</text:p>
          </table:table-cell>
          <table:table-cell table:formula="of:=[.J123]*[.G123]" office:value-type="float" office:value="1.95" calcext:value-type="float">
            <text:p>1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73687243-rca-6v6gta-coinbase-almost-perfectly-matched-pair-5-7-nos-6v6</text:p>
          </table:table-cell>
          <table:table-cell office:value-type="string" calcext:value-type="string">
            <text:p>https://www.lespaulforum.com/index.php?threads/which-6v6-tube-is-best.186820/</text:p>
          </table:table-cell>
          <table:table-cell/>
          <table:table-cell table:formula="of:=105/2" office:value-type="float" office:value="52.5" calcext:value-type="float">
            <text:p>52.5</text:p>
          </table:table-cell>
          <table:table-cell office:value-type="string" calcext:value-type="string">
            <text:p>reverb tubes usa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8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8-pin-octal-socket-drop-in-fender</text:p>
          </table:table-cell>
          <table:table-cell office:value-type="float" office:value="1.95" calcext:value-type="float">
            <text:p>1.95</text:p>
          </table:table-cell>
          <table:table-cell table:formula="of:=[.J125]*[.G125]" office:value-type="float" office:value="1.95" calcext:value-type="float">
            <text:p>1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6v6G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73687243-rca-6v6gta-coinbase-almost-perfectly-matched-pair-5-7-nos-6v6</text:p>
          </table:table-cell>
          <table:table-cell office:value-type="string" calcext:value-type="string">
            <text:p>https://www.lespaulforum.com/index.php?threads/which-6v6-tube-is-best.186820/</text:p>
          </table:table-cell>
          <table:table-cell/>
          <table:table-cell table:formula="of:=105/2" office:value-type="float" office:value="52.5" calcext:value-type="float">
            <text:p>52.5</text:p>
          </table:table-cell>
          <table:table-cell office:value-type="string" calcext:value-type="string">
            <text:p>reverb tubes usa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7 gri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27]*[.G1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7 scree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3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28]*[.G1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8 gri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29]*[.G1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8 scree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3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30]*[.G1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put transformer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6.6k: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5A1A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#K0TWZU8XN 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peaker jack</text:p>
          </table:table-cell>
          <table:table-cell office:value-type="string" calcext:value-type="string">
            <text:p>normaled j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132]*[.G132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ux jack</text:p>
          </table:table-cell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switchcraft-l12a-1-4-jack</text:p>
          </table:table-cell>
          <table:table-cell office:value-type="float" office:value="2.95" calcext:value-type="float">
            <text:p>2.95</text:p>
          </table:table-cell>
          <table:table-cell table:formula="of:=[.J133]*[.G133]" office:value-type="float" office:value="2.95" calcext:value-type="float">
            <text:p>2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andyby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p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spst-toggle-switch</text:p>
          </table:table-cell>
          <table:table-cell office:value-type="float" office:value="6.95" calcext:value-type="float">
            <text:p>6.95</text:p>
          </table:table-cell>
          <table:table-cell table:formula="of:=[.J134]*[.G134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p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carling-dpst-on-off-toggle-switch</text:p>
          </table:table-cell>
          <table:table-cell office:value-type="float" office:value="11.95" calcext:value-type="float">
            <text:p>11.95</text:p>
          </table:table-cell>
          <table:table-cell table:formula="of:=[.J135]*[.G135]" office:value-type="float" office:value="11.95" calcext:value-type="float">
            <text:p>11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2a slowblo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 1/4" AGC </text:p>
          </table:table-cell>
          <table:table-cell office:value-type="string" calcext:value-type="string">
            <text:p>https://www.tubedepot.com/products/glass-fuse-3ag-size-1-1-4-x-1-4-slow-blow</text:p>
          </table:table-cell>
          <table:table-cell office:value-type="float" office:value="0.6" calcext:value-type="float">
            <text:p>0.6</text:p>
          </table:table-cell>
          <table:table-cell table:formula="of:=[.J136]*[.G136]" office:value-type="float" office:value="1.8" calcext:value-type="float">
            <text:p>1.8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for the fu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nos-bakelite-fuse-holder-with-conical-cap-suitable-for-fender-r-brand-amplifiers-1</text:p>
          </table:table-cell>
          <table:table-cell office:value-type="float" office:value="6.95" calcext:value-type="float">
            <text:p>6.95</text:p>
          </table:table-cell>
          <table:table-cell table:formula="of:=[.J137]*[.G137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3 prong receptacle</text:p>
          </table:table-cell>
          <table:table-cell office:value-type="string" calcext:value-type="string">
            <text:p>recpt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wer cord</text:p>
          </table:table-cell>
          <table:table-cell office:value-type="string" calcext:value-type="string">
            <text:p>cord</text:p>
          </table:table-cell>
          <table:table-cell office:value-type="string" calcext:value-type="string">
            <text:p>3 pro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3-meter-3-prong-power-cord</text:p>
          </table:table-cell>
          <table:table-cell office:value-type="float" office:value="8.95" calcext:value-type="float">
            <text:p>8.95</text:p>
          </table:table-cell>
          <table:table-cell table:formula="of:=[.J139]*[.G139]" office:value-type="float" office:value="8.95" calcext:value-type="float">
            <text:p>8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GZ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reverb.com/item/65549642-jj-electronic-gz34-5ar4-rectifier-tube</text:p>
          </table:table-cell>
          <table:table-cell office:value-type="string" calcext:value-type="string">
            <text:p>https://www.tdpri.com/threads/best-rectifier-tube-for-deluxe-or-deluxe-reverb.265404/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everb tubes usa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9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GZ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8-pin-octal-socket-drop-in-fender</text:p>
          </table:table-cell>
          <table:table-cell office:value-type="float" office:value="1.95" calcext:value-type="float">
            <text:p>1.95</text:p>
          </table:table-cell>
          <table:table-cell table:formula="of:=[.J141]*[.G141]" office:value-type="float" office:value="1.95" calcext:value-type="float">
            <text:p>1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330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5P23B</text:p>
          </table:table-cell>
          <table:table-cell office:value-type="string" calcext:value-type="string">
            <text:p>https://www.mouser.com/ProductDetail/Hammond-Manufacturing/290BX?qs=HhoUExdhPFkVbDX1SToguw%3D%3D&amp;utm_source=eciaauthorized&amp;utm_medium=aggregator&amp;utm_campaign=290BX&amp;utm_term=290BX&amp;utm_content=Hammond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#K0TWZU8XN 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ias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k 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plifiedparts.com/products/nut-washer-panel-38-potentiometers</text:p>
          </table:table-cell>
          <table:table-cell office:value-type="float" office:value="4.95" calcext:value-type="float">
            <text:p>4.95</text:p>
          </table:table-cell>
          <table:table-cell table:formula="of:=[.J143]*[.G143]" office:value-type="float" office:value="4.95" calcext:value-type="float">
            <text:p>4.95</text:p>
          </table:table-cell>
          <table:table-cell table:style-name="ce2" office:value-type="float" office:value="986665" calcext:value-type="float">
            <text:p>986665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x bia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44]*[.G1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ias board?</text:p>
          </table:table-cell>
          <table:table-cell office:value-type="string" calcext:value-type="string">
            <text:p>board?</text:p>
          </table:table-cell>
          <table:table-cell office:value-type="string" calcext:value-type="string">
            <text:p>per inch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tubedepot.com/products/1-8-g-10-board-red</text:p>
          </table:table-cell>
          <table:table-cell office:value-type="float" office:value="1.75" calcext:value-type="float">
            <text:p>1.75</text:p>
          </table:table-cell>
          <table:table-cell table:formula="of:=[.J145]*[.G145]" office:value-type="float" office:value="3.5" calcext:value-type="float">
            <text:p>3.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ias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5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46]*[.G1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ias rectifier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table:number-columns-repeated="2"/>
          <table:table-cell table:formula="of:=[.J147]*[.G1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as 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2w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J148]*[.G1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enter tap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.5w, 10%</text:p>
          </table:table-cell>
          <table:table-cell office:value-type="string" calcext:value-type="string">
            <text:p>(matched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J149]*[.G1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ilot 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or DR</text:p>
          </table:table-cell>
          <table:table-cell office:value-type="string" calcext:value-type="string">
            <text:p>6.3V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number-47-pilot-lamp</text:p>
          </table:table-cell>
          <table:table-cell office:value-type="float" office:value="0.95" calcext:value-type="float">
            <text:p>0.95</text:p>
          </table:table-cell>
          <table:table-cell table:formula="of:=[.J150]*[.G150]" office:value-type="float" office:value="0.95" calcext:value-type="float">
            <text:p>0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mp holder</text:p>
          </table:table-cell>
          <table:table-cell office:value-type="string" calcext:value-type="string">
            <text:p>w solder tab</text:p>
          </table:table-cell>
          <table:table-cell table:style-name="ce3" office:value-type="date" office:date-value="2023-11-16" calcext:value-type="date">
            <text:p>11/16/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1-2-faceted-jewel</text:p>
          </table:table-cell>
          <table:table-cell office:value-type="float" office:value="6.95" calcext:value-type="float">
            <text:p>6.95</text:p>
          </table:table-cell>
          <table:table-cell table:formula="of:=[.J151]*[.G151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jewel</text:p>
          </table:table-cell>
          <table:table-cell table:number-columns-repeated="2"/>
          <table:table-cell office:value-type="string" calcext:value-type="string">
            <text:p>green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number-47-lamp-holder-suitable-for-fender-r-brand-amplifiers</text:p>
          </table:table-cell>
          <table:table-cell office:value-type="float" office:value="3.95" calcext:value-type="float">
            <text:p>3.95</text:p>
          </table:table-cell>
          <table:table-cell table:formula="of:=[.J152]*[.G152]" office:value-type="float" office:value="3.95" calcext:value-type="float">
            <text:p>3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ilter cap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6u</text:p>
          </table:table-cell>
          <table:table-cell office:value-type="string" calcext:value-type="string">
            <text:p>450V, 10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J153]*[.G1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r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w, 10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J154]*[.G1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olation washers</text:p>
          </table:table-cell>
          <table:table-cell office:value-type="string" calcext:value-type="string">
            <text:p>wash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s://www.tubedepot.com/products/isolation-washers-for-1-4-input-jack-flat-shoulder</text:p>
          </table:table-cell>
          <table:table-cell office:value-type="float" office:value="0.49" calcext:value-type="float">
            <text:p>0.49</text:p>
          </table:table-cell>
          <table:table-cell table:formula="of:=[.J155]*[.G155]" office:value-type="float" office:value="2.45" calcext:value-type="float">
            <text:p>2.4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verb cabl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3ft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replacement-reverb-cables-3-foot-91-cm-rca</text:p>
          </table:table-cell>
          <table:table-cell office:value-type="float" office:value="6.95" calcext:value-type="float">
            <text:p>6.95</text:p>
          </table:table-cell>
          <table:table-cell table:formula="of:=[.J156]*[.G156]" office:value-type="float" office:value="6.95" calcext:value-type="float">
            <text:p>6.9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ower cord grommet</text:p>
          </table:table-cell>
          <table:table-cell office:value-type="string" calcext:value-type="string">
            <text:p>grommet</text:p>
          </table:table-cell>
          <table:table-cell/>
          <table:table-cell office:value-type="string" calcext:value-type="string">
            <text:p>½” mayb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tubedepot.com/products/rubber-grommets</text:p>
          </table:table-cell>
          <table:table-cell office:value-type="float" office:value="0.25" calcext:value-type="float">
            <text:p>0.25</text:p>
          </table:table-cell>
          <table:table-cell table:formula="of:=[.J157]*[.G157]" office:value-type="float" office:value="0.25" calcext:value-type="float">
            <text:p>0.2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ther grommets</text:p>
          </table:table-cell>
          <table:table-cell office:value-type="string" calcext:value-type="string">
            <text:p>grommet</text:p>
          </table:table-cell>
          <table:table-cell/>
          <table:table-cell table:style-name="ce3" office:value-type="string" calcext:value-type="string">
            <text:p>3/8”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ttps://www.tubedepot.com/products/rubber-grommets</text:p>
          </table:table-cell>
          <table:table-cell office:value-type="float" office:value="0.25" calcext:value-type="float">
            <text:p>0.25</text:p>
          </table:table-cell>
          <table:table-cell table:formula="of:=[.J158]*[.G158]" office:value-type="float" office:value="1.75" calcext:value-type="float">
            <text:p>1.75</text:p>
          </table:table-cell>
          <table:table-cell office:value-type="string" calcext:value-type="string">
            <text:p>#R577841575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hoke (ps)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50m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5C3A</text:p>
          </table:table-cell>
          <table:table-cell office:value-type="string" calcext:value-type="string">
            <text:p>https://reverb.com/item/31724026-mojotone-778-filter-choke-for-2-6v6-amps-125c3a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#K0TWZU8XN 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sistors</text:p>
          </table:table-cell>
          <table:table-cell office:value-type="string" calcext:value-type="string">
            <text:p>all</text:p>
          </table:table-cell>
          <table:table-cell table:number-columns-repeated="6"/>
          <table:table-cell office:value-type="float" office:value="55.12" calcext:value-type="float">
            <text:p>55.12</text:p>
          </table:table-cell>
          <table:table-cell office:value-type="string" calcext:value-type="string">
            <text:p>Mouser <text:s/>31033825</text:p>
          </table:table-cell>
          <table:table-cell table:style-name="ce3" office:value-type="date" office:date-value="2023-12-28" calcext:value-type="date">
            <text:p>12/28/23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apacitors + Diodes</text:p>
          </table:table-cell>
          <table:table-cell office:value-type="string" calcext:value-type="string">
            <text:p>all</text:p>
          </table:table-cell>
          <table:table-cell table:number-columns-repeated="6"/>
          <table:table-cell office:value-type="float" office:value="187.29" calcext:value-type="float">
            <text:p>187.29</text:p>
          </table:table-cell>
          <table:table-cell office:value-type="string" calcext:value-type="string">
            <text:p>Digikey 343902583 WEB ID</text:p>
          </table:table-cell>
          <table:table-cell table:style-name="ce3" office:value-type="date" office:date-value="2023-12-28" calcext:value-type="date">
            <text:p>12/28/23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peaker jac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12"/>
          <table:table-cell table:style-name="ce3"/>
          <table:table-cell table:number-columns-repeated="5"/>
        </table:table-row>
      </table:table>
      <table:table table:name="faceplate_holes" table:style-name="ta1">
        <table:table-column table:style-name="co3" table:number-columns-repeated="16" table:default-cell-style-name="Default"/>
        <table:table-row table:style-name="ro1"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ON</text:p>
          </table:table-cell>
          <table:table-cell/>
        </table:table-row>
        <table:table-row table:style-name="ro1">
          <table:table-cell office:value-type="string" calcext:value-type="string">
            <text:p>measured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+11/16" office:value-type="float" office:value="1.6875" calcext:value-type="float">
            <text:p>1.6875</text:p>
          </table:table-cell>
          <table:table-cell table:formula="of:=2+15/16" office:value-type="float" office:value="2.9375" calcext:value-type="float">
            <text:p>2.9375</text:p>
          </table:table-cell>
          <table:table-cell table:formula="of:=4+5/16" office:value-type="float" office:value="4.3125" calcext:value-type="float">
            <text:p>4.3125</text:p>
          </table:table-cell>
          <table:table-cell table:formula="of:=5+11/16" office:value-type="float" office:value="5.6875" calcext:value-type="float">
            <text:p>5.6875</text:p>
          </table:table-cell>
          <table:table-cell table:formula="of:=7+3/16" office:value-type="float" office:value="7.1875" calcext:value-type="float">
            <text:p>7.1875</text:p>
          </table:table-cell>
          <table:table-cell table:formula="of:=8+1/16" office:value-type="float" office:value="8.0625" calcext:value-type="float">
            <text:p>8.0625</text:p>
          </table:table-cell>
          <table:table-cell table:formula="of:=9+5/16" office:value-type="float" office:value="9.3125" calcext:value-type="float">
            <text:p>9.3125</text:p>
          </table:table-cell>
          <table:table-cell table:formula="of:=10+11/16" office:value-type="float" office:value="10.6875" calcext:value-type="float">
            <text:p>10.6875</text:p>
          </table:table-cell>
          <table:table-cell table:formula="of:=12+1/16" office:value-type="float" office:value="12.0625" calcext:value-type="float">
            <text:p>12.0625</text:p>
          </table:table-cell>
          <table:table-cell table:formula="of:=13+7/16" office:value-type="float" office:value="13.4375" calcext:value-type="float">
            <text:p>13.4375</text:p>
          </table:table-cell>
          <table:table-cell table:formula="of:=14+13/16" office:value-type="float" office:value="14.8125" calcext:value-type="float">
            <text:p>14.8125</text:p>
          </table:table-cell>
          <table:table-cell table:formula="of:=16+3/16" office:value-type="float" office:value="16.1875" calcext:value-type="float">
            <text:p>16.1875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corrected</text:p>
          </table:table-cell>
          <table:table-cell table:formula="of:=[.B2]-(0.25)" office:value-type="float" office:value="0.5625" calcext:value-type="float">
            <text:p>0.5625</text:p>
          </table:table-cell>
          <table:table-cell table:formula="of:=[.C2]-(0.25)" office:value-type="float" office:value="1.4375" calcext:value-type="float">
            <text:p>1.4375</text:p>
          </table:table-cell>
          <table:table-cell table:formula="of:=[.D2]-(3/16)" office:value-type="float" office:value="2.75" calcext:value-type="float">
            <text:p>2.75</text:p>
          </table:table-cell>
          <table:table-cell table:formula="of:=[.E2]-(3/16)" office:value-type="float" office:value="4.125" calcext:value-type="float">
            <text:p>4.125</text:p>
          </table:table-cell>
          <table:table-cell table:formula="of:=[.F2]-(3/16)" office:value-type="float" office:value="5.5" calcext:value-type="float">
            <text:p>5.5</text:p>
          </table:table-cell>
          <table:table-cell table:formula="of:=[.G2]-(0.25)" office:value-type="float" office:value="6.9375" calcext:value-type="float">
            <text:p>6.9375</text:p>
          </table:table-cell>
          <table:table-cell table:formula="of:=[.H2]-(0.25)" office:value-type="float" office:value="7.8125" calcext:value-type="float">
            <text:p>7.8125</text:p>
          </table:table-cell>
          <table:table-cell table:formula="of:=[.I2]-(3/16)" office:value-type="float" office:value="9.125" calcext:value-type="float">
            <text:p>9.125</text:p>
          </table:table-cell>
          <table:table-cell table:formula="of:=[.J2]-(3/16)" office:value-type="float" office:value="10.5" calcext:value-type="float">
            <text:p>10.5</text:p>
          </table:table-cell>
          <table:table-cell table:formula="of:=[.K2]-(3/16)" office:value-type="float" office:value="11.875" calcext:value-type="float">
            <text:p>11.875</text:p>
          </table:table-cell>
          <table:table-cell table:formula="of:=[.L2]-(3/16)" office:value-type="float" office:value="13.25" calcext:value-type="float">
            <text:p>13.25</text:p>
          </table:table-cell>
          <table:table-cell table:formula="of:=[.M2]-(3/16)" office:value-type="float" office:value="14.625" calcext:value-type="float">
            <text:p>14.625</text:p>
          </table:table-cell>
          <table:table-cell table:formula="of:=[.N2]-(3/16)" office:value-type="float" office:value="16" calcext:value-type="float">
            <text:p>16</text:p>
          </table:table-cell>
          <table:table-cell table:formula="of:=[.O2]-(11/32)" office:value-type="float" office:value="0.59375" calcext:value-type="float">
            <text:p>0.59375</text:p>
          </table:table-cell>
          <table:table-cell/>
        </table:table-row>
        <table:table-row table:style-name="ro1">
          <table:table-cell office:value-type="string" calcext:value-type="string">
            <text:p>displayed</text:p>
          </table:table-cell>
          <table:table-cell office:value-type="float" office:value="0.562" calcext:value-type="float">
            <text:p>0.562</text:p>
          </table:table-cell>
          <table:table-cell office:value-type="float" office:value="1.437" calcext:value-type="float">
            <text:p>1.437</text:p>
          </table:table-cell>
          <table:table-cell office:value-type="float" office:value="2.75" calcext:value-type="float">
            <text:p>2.75</text:p>
          </table:table-cell>
          <table:table-cell office:value-type="float" office:value="4.125" calcext:value-type="float">
            <text:p>4.125</text:p>
          </table:table-cell>
          <table:table-cell office:value-type="float" office:value="5.5" calcext:value-type="float">
            <text:p>5.5</text:p>
          </table:table-cell>
          <table:table-cell office:value-type="float" office:value="6.937" calcext:value-type="float">
            <text:p>6.937</text:p>
          </table:table-cell>
          <table:table-cell office:value-type="float" office:value="7.813" calcext:value-type="float">
            <text:p>7.813</text:p>
          </table:table-cell>
          <table:table-cell office:value-type="float" office:value="9.125" calcext:value-type="float">
            <text:p>9.125</text:p>
          </table:table-cell>
          <table:table-cell office:value-type="float" office:value="10.5" calcext:value-type="float">
            <text:p>10.5</text:p>
          </table:table-cell>
          <table:table-cell office:value-type="float" office:value="11.875" calcext:value-type="float">
            <text:p>11.875</text:p>
          </table:table-cell>
          <table:table-cell office:value-type="float" office:value="13.25" calcext:value-type="float">
            <text:p>13.25</text:p>
          </table:table-cell>
          <table:table-cell office:value-type="float" office:value="14.625" calcext:value-type="float">
            <text:p>14.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21.094 + 22.385 - (0.345*2)" office:value-type="float" office:value="0.601" calcext:value-type="float">
            <text:p>0.60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table:formula="of:=14.9554/25.4" office:value-type="float" office:value="0.588795275590551" calcext:value-type="float">
            <text:p>0.588795275590551</text:p>
          </table:table-cell>
        </table:table-row>
        <table:table-row table:style-name="ro1">
          <table:table-cell table:number-columns-repeated="15"/>
          <table:table-cell table:formula="of:=[.P7]+(11/32)" office:value-type="float" office:value="0.932545275590551" calcext:value-type="float">
            <text:p>0.932545275590551</text:p>
          </table:table-cell>
        </table:table-row>
        <table:table-row table:style-name="ro1">
          <table:table-cell table:number-columns-repeated="15"/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float" office:value="0.843" calcext:value-type="float">
            <text:p>0.843</text:p>
          </table:table-cell>
          <table:table-cell table:number-columns-repeated="12"/>
          <table:table-cell table:formula="of:=(15/16)+(11/32)" office:value-type="float" office:value="1.28125" calcext:value-type="float">
            <text:p>1.28125</text:p>
          </table:table-cell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table:formula="of:=27/32" office:value-type="float" office:value="0.84375" calcext:value-type="float">
            <text:p>0.84375</text:p>
          </table:table-cell>
          <table:table-cell table:number-columns-repeated="12"/>
          <table:table-cell table:formula="of:=22.385-[.P12]" office:value-type="float" office:value="21.10375" calcext:value-type="float">
            <text:p>21.103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ctual</text:p>
          </table:table-cell>
          <table:table-cell office:value-type="float" office:value="21.10375" calcext:value-type="float">
            <text:p>21.10375</text:p>
          </table:table-cell>
        </table:table-row>
      </table:table>
      <table:table table:name="transformers" table:style-name="ta1">
        <table:table-column table:style-name="co3" table:number-columns-repeated="15" table:default-cell-style-name="Default"/>
        <table:table-row table:style-name="ro1">
          <table:table-cell/>
          <table:table-cell office:value-type="string" calcext:value-type="string">
            <text:p>transformer</text:p>
          </table:table-cell>
          <table:table-cell office:value-type="string" calcext:value-type="string">
            <text:p><text:s/>mak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stock</text:p>
          </table:table-cell>
          <table:table-cell table:number-columns-repeated="5"/>
          <table:table-cell office:value-type="string" calcext:value-type="string">
            <text:p>mc x</text:p>
          </table:table-cell>
          <table:table-cell office:value-type="string" calcext:value-type="string">
            <text:p>mc z</text:p>
          </table:table-cell>
          <table:table-cell office:value-type="string" calcext:value-type="string">
            <text:p>mc chass x</text:p>
          </table:table-cell>
          <table:table-cell office:value-type="string" calcext:value-type="string">
            <text:p>mc chass z</text:p>
          </table:table-cell>
        </table:table-row>
        <table:table-row table:style-name="ro1">
          <table:table-cell office:value-type="string" calcext:value-type="string">
            <text:p>125A1A</text:p>
          </table:table-cell>
          <table:table-cell office:value-type="string" calcext:value-type="string">
            <text:p>output</text:p>
          </table:table-cell>
          <table:table-cell table:style-name="ce21" office:value-type="string" calcext:value-type="string">
            <text:p>heybo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pd</text:p>
          </table:table-cell>
          <table:table-cell table:number-columns-repeated="2"/>
          <table:table-cell table:formula="of:=SUM([.D2];[.D6];[.D10];[.D14])" office:value-type="float" office:value="227" calcext:value-type="float">
            <text:p>227</text:p>
          </table:table-cell>
          <table:table-cell office:value-type="string" calcext:value-type="string">
            <text:p>heyboer</text:p>
          </table:table-cell>
          <table:table-cell/>
          <table:table-cell office:value-type="string" calcext:value-type="string">
            <text:p>power</text:p>
          </table:table-cell>
          <table:table-cell table:style-name="ce23" office:value-type="string" calcext:value-type="string">
            <text:p>2 ¼</text:p>
          </table:table-cell>
          <table:table-cell table:style-name="ce23" office:value-type="string" calcext:value-type="string">
            <text:p>‘ 2 13/16</text:p>
          </table:table-cell>
          <table:table-cell table:style-name="ce23" office:value-type="string" calcext:value-type="string">
            <text:p>2 ¼</text:p>
          </table:table-cell>
          <table:table-cell table:style-name="ce23" office:value-type="float" office:value="2.875" calcext:value-type="float">
            <text:p>2 7/8</text:p>
          </table:table-cell>
        </table:table-row>
        <table:table-row table:style-name="ro1">
          <table:table-cell office:value-type="string" calcext:value-type="string">
            <text:p>125A1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ercu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erc</text:p>
          </table:table-cell>
          <table:table-cell table:number-columns-repeated="2"/>
          <table:table-cell table:formula="of:=SUM([.D3];[.D7];[.D11];[.D15])" office:value-type="float" office:value="434" calcext:value-type="float">
            <text:p>434</text:p>
          </table:table-cell>
          <table:table-cell office:value-type="string" calcext:value-type="string">
            <text:p>merc</text:p>
          </table:table-cell>
          <table:table-cell/>
          <table:table-cell office:value-type="string" calcext:value-type="string">
            <text:p>reverb</text:p>
          </table:table-cell>
          <table:table-cell office:value-type="string" calcext:value-type="string">
            <text:p>???</text:p>
          </table:table-cell>
          <table:table-cell/>
          <table:table-cell table:style-name="ce23" office:value-type="string" calcext:value-type="string">
            <text:p>‘1 23/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5A1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53,6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(1750H, 1760H)</text:p>
          </table:table-cell>
          <table:table-cell/>
          <table:table-cell table:formula="of:=SUM([.D4];[.D8];[.D12];[.D16])" office:value-type="float" office:value="118" calcext:value-type="float">
            <text:p>118</text:p>
          </table:table-cell>
          <table:table-cell office:value-type="string" calcext:value-type="string">
            <text:p>hamm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???</text:p>
          </table:table-cell>
          <table:table-cell/>
          <table:table-cell table:style-name="ce23" office:value-type="float" office:value="3.125" calcext:value-type="float">
            <text:p>3 1/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5A1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oj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no</text:p>
          </table:table-cell>
          <table:table-cell/>
          <table:table-cell table:formula="of:=SUM([.D5];[.D9];[.D13];[.D17])" office:value-type="float" office:value="67" calcext:value-type="float">
            <text:p>67</text:p>
          </table:table-cell>
          <table:table-cell office:value-type="string" calcext:value-type="string">
            <text:p>mojo</text:p>
          </table:table-cell>
          <table:table-cell/>
          <table:table-cell office:value-type="string" calcext:value-type="string">
            <text:p>choke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1.963" calcext:value-type="float">
            <text:p>1.963</text:p>
          </table:table-cell>
          <table:table-cell/>
        </table:table-row>
        <table:table-row table:style-name="ro1">
          <table:table-cell office:value-type="string" calcext:value-type="string">
            <text:p>125A20B</text:p>
          </table:table-cell>
          <table:table-cell office:value-type="string" calcext:value-type="string">
            <text:p>reverb</text:p>
          </table:table-cell>
          <table:table-cell table:style-name="ce21" office:value-type="string" calcext:value-type="string">
            <text:p>heybo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5A20B</text:p>
          </table:table-cell>
          <table:table-cell office:value-type="string" calcext:value-type="string">
            <text:p>reverb</text:p>
          </table:table-cell>
          <table:table-cell office:value-type="string" calcext:value-type="string">
            <text:p>mercur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5A20B</text:p>
          </table:table-cell>
          <table:table-cell office:value-type="string" calcext:value-type="string">
            <text:p>reverb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x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5A20B</text:p>
          </table:table-cell>
          <table:table-cell office:value-type="string" calcext:value-type="string">
            <text:p>reverb</text:p>
          </table:table-cell>
          <table:table-cell office:value-type="string" calcext:value-type="string">
            <text:p>moj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C3A</text:p>
          </table:table-cell>
          <table:table-cell office:value-type="string" calcext:value-type="string">
            <text:p>choke</text:p>
          </table:table-cell>
          <table:table-cell table:style-name="ce21" office:value-type="string" calcext:value-type="string">
            <text:p>heybo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C3A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mercur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rc</text:p>
          </table:table-cell>
          <table:table-cell office:value-type="string" calcext:value-type="string">
            <text:p>mayb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C3A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hammo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C3A</text:p>
          </table:table-cell>
          <table:table-cell office:value-type="string" calcext:value-type="string">
            <text:p>choke</text:p>
          </table:table-cell>
          <table:table-cell office:value-type="string" calcext:value-type="string">
            <text:p>moj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jo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P23A</text:p>
          </table:table-cell>
          <table:table-cell office:value-type="string" calcext:value-type="string">
            <text:p>power</text:p>
          </table:table-cell>
          <table:table-cell table:style-name="ce21" office:value-type="string" calcext:value-type="string">
            <text:p>heybo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P23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ercury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erc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P23A</text:p>
          </table:table-cell>
          <table:table-cell office:value-type="string" calcext:value-type="string">
            <text:p>power</text:p>
          </table:table-cell>
          <table:table-cell table:style-name="ce22" office:value-type="string" calcext:value-type="string">
            <text:p>hammon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P23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jo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gonna go with heyboer because lots of good reviews on the internet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but hammond for the power because the others are not center tapped???</text:p>
          </table:table-cell>
          <table:table-cell table:number-columns-repeated="7"/>
        </table:table-row>
      </table:table>
      <table:table table:name="resistors" table:style-name="ta1"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number-columns-repeated="5"/>
          <table:table-cell office:value-type="string" calcext:value-type="string">
            <text:p>all, no quant, concat</text:p>
          </table:table-cell>
          <table:table-cell office:value-type="string" calcext:value-type="string">
            <text:p>values only</text:p>
          </table:table-cell>
          <table:table-cell office:value-type="string" calcext:value-type="string">
            <text:p>no duplicates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6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];&quot; &quot;;[.B2])" office:value-type="string" office:string-value="68k .5w, 10%" calcext:value-type="string">
            <text:p>68k .5w, 10%</text:p>
          </table:table-cell>
          <table:table-cell table:number-columns-repeated="2" office:value-type="string" calcext:value-type="string">
            <text:p>68k .5w, 10%</text:p>
          </table:table-cell>
          <table:table-cell table:formula="of:=COUNTIF([.$G$2:.$G$58];[.H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];&quot; &quot;;[.B3])" office:value-type="string" office:string-value="68k .5w, 10%" calcext:value-type="string">
            <text:p>68k .5w, 10%</text:p>
          </table:table-cell>
          <table:table-cell office:value-type="string" calcext:value-type="string">
            <text:p>68k .5w, 10%</text:p>
          </table:table-cell>
          <table:table-cell office:value-type="string" calcext:value-type="string">
            <text:p>1M .5w, 10%</text:p>
          </table:table-cell>
          <table:table-cell table:formula="of:=COUNTIF([.$G$2:.$G$58];[.H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];&quot; &quot;;[.B4])" office:value-type="string" office:string-value="1M .5w, 10%" calcext:value-type="string">
            <text:p>1M .5w, 10%</text:p>
          </table:table-cell>
          <table:table-cell office:value-type="string" calcext:value-type="string">
            <text:p>1M .5w, 10%</text:p>
          </table:table-cell>
          <table:table-cell office:value-type="string" calcext:value-type="string">
            <text:p>39k .5w, 10%</text:p>
          </table:table-cell>
          <table:table-cell table:formula="of:=COUNTIF([.$G$2:.$G$58];[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9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];&quot; &quot;;[.B5])" office:value-type="string" office:string-value="39k .5w, 10%" calcext:value-type="string">
            <text:p>39k .5w, 10%</text:p>
          </table:table-cell>
          <table:table-cell office:value-type="string" calcext:value-type="string">
            <text:p>39k .5w, 10%</text:p>
          </table:table-cell>
          <table:table-cell office:value-type="string" calcext:value-type="string">
            <text:p>3k .5w, 10%</text:p>
          </table:table-cell>
          <table:table-cell table:formula="of:=COUNTIF([.$G$2:.$G$58];[.H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6];&quot; &quot;;[.B6])" office:value-type="string" office:string-value="3k .5w, 10%" calcext:value-type="string">
            <text:p>3k .5w, 10%</text:p>
          </table:table-cell>
          <table:table-cell office:value-type="string" calcext:value-type="string">
            <text:p>3k .5w, 10%</text:p>
          </table:table-cell>
          <table:table-cell office:value-type="string" calcext:value-type="string">
            <text:p>100k .5w, 10%</text:p>
          </table:table-cell>
          <table:table-cell table:formula="of:=COUNTIF([.$G$2:.$G$58];[.H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7];&quot; &quot;;[.B7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1.5k .5w, 10%</text:p>
          </table:table-cell>
          <table:table-cell table:formula="of:=COUNTIF([.$G$2:.$G$58];[.H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5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8];&quot; &quot;;[.B8])" office:value-type="string" office:string-value="1.5k .5w, 10%" calcext:value-type="string">
            <text:p>1.5k .5w, 10%</text:p>
          </table:table-cell>
          <table:table-cell office:value-type="string" calcext:value-type="string">
            <text:p>1.5k .5w, 10%</text:p>
          </table:table-cell>
          <table:table-cell office:value-type="string" calcext:value-type="string">
            <text:p>820r .5w, 10%</text:p>
          </table:table-cell>
          <table:table-cell table:formula="of:=COUNTIF([.$G$2:.$G$58];[.H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9];&quot; &quot;;[.B9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220k .5w, 10%</text:p>
          </table:table-cell>
          <table:table-cell table:formula="of:=COUNTIF([.$G$2:.$G$58];[.H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];&quot; &quot;;[.B10])" office:value-type="string" office:string-value="820r .5w, 10%" calcext:value-type="string">
            <text:p>820r .5w, 10%</text:p>
          </table:table-cell>
          <table:table-cell office:value-type="string" calcext:value-type="string">
            <text:p>820r .5w, 10%</text:p>
          </table:table-cell>
          <table:table-cell office:value-type="string" calcext:value-type="string">
            <text:p>6.8k .5w, 10%</text:p>
          </table:table-cell>
          <table:table-cell table:formula="of:=COUNTIF([.$G$2:.$G$58];[.H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1];&quot; &quot;;[.B11])" office:value-type="string" office:string-value="220k .5w, 10%" calcext:value-type="string">
            <text:p>220k .5w, 10%</text:p>
          </table:table-cell>
          <table:table-cell office:value-type="string" calcext:value-type="string">
            <text:p>220k .5w, 10%</text:p>
          </table:table-cell>
          <table:table-cell office:value-type="string" calcext:value-type="string">
            <text:p>3.3M .5w, 10%</text:p>
          </table:table-cell>
          <table:table-cell table:formula="of:=COUNTIF([.$G$2:.$G$58];[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2];&quot; &quot;;[.B12])" office:value-type="string" office:string-value="68k .5w, 10%" calcext:value-type="string">
            <text:p>68k .5w, 10%</text:p>
          </table:table-cell>
          <table:table-cell office:value-type="string" calcext:value-type="string">
            <text:p>68k .5w, 10%</text:p>
          </table:table-cell>
          <table:table-cell office:value-type="string" calcext:value-type="string">
            <text:p>2.2k .5w, 10%</text:p>
          </table:table-cell>
          <table:table-cell table:formula="of:=COUNTIF([.$G$2:.$G$58];[.H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3];&quot; &quot;;[.B13])" office:value-type="string" office:string-value="68k .5w, 10%" calcext:value-type="string">
            <text:p>68k .5w, 10%</text:p>
          </table:table-cell>
          <table:table-cell office:value-type="string" calcext:value-type="string">
            <text:p>68k .5w, 10%</text:p>
          </table:table-cell>
          <table:table-cell office:value-type="string" calcext:value-type="string">
            <text:p>470k .5w, 10%</text:p>
          </table:table-cell>
          <table:table-cell table:formula="of:=COUNTIF([.$G$2:.$G$58];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4];&quot; &quot;;[.B14])" office:value-type="string" office:string-value="1M .5w, 10%" calcext:value-type="string">
            <text:p>1M .5w, 10%</text:p>
          </table:table-cell>
          <table:table-cell office:value-type="string" calcext:value-type="string">
            <text:p>1M .5w, 10%</text:p>
          </table:table-cell>
          <table:table-cell office:value-type="string" calcext:value-type="string">
            <text:p>2.2M .5w, 10%</text:p>
          </table:table-cell>
          <table:table-cell table:formula="of:=COUNTIF([.$G$2:.$G$58];[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5];&quot; &quot;;[.B15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2.7k .5w, 10%</text:p>
          </table:table-cell>
          <table:table-cell table:formula="of:=COUNTIF([.$G$2:.$G$58];[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6];&quot; &quot;;[.B16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10M <text:s/>.5w, 10%</text:p>
          </table:table-cell>
          <table:table-cell table:formula="of:=COUNTIF([.$G$2:.$G$58];[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.8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7];&quot; &quot;;[.B17])" office:value-type="string" office:string-value="6.8k .5w, 10%" calcext:value-type="string">
            <text:p>6.8k .5w, 10%</text:p>
          </table:table-cell>
          <table:table-cell office:value-type="string" calcext:value-type="string">
            <text:p>6.8k .5w, 10%</text:p>
          </table:table-cell>
          <table:table-cell office:value-type="string" calcext:value-type="string">
            <text:p>47r .5w, 10%</text:p>
          </table:table-cell>
          <table:table-cell table:formula="of:=COUNTIF([.$G$2:.$G$58];[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18];&quot; &quot;;[.B18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470r .5w, 10%</text:p>
          </table:table-cell>
          <table:table-cell table:formula="of:=COUNTIF([.$G$2:.$G$58];[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 &quot;;[.B19])" office:value-type="string" office:string-value="820r .5w, 10%" calcext:value-type="string">
            <text:p>820r .5w, 10%</text:p>
          </table:table-cell>
          <table:table-cell office:value-type="string" calcext:value-type="string">
            <text:p>820r .5w, 10%</text:p>
          </table:table-cell>
          <table:table-cell office:value-type="string" calcext:value-type="string">
            <text:p>22k .5w, 10%</text:p>
          </table:table-cell>
          <table:table-cell table:formula="of:=COUNTIF([.$G$2:.$G$58];[.H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3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0];&quot; &quot;;[.B20])" office:value-type="string" office:string-value="3.3M .5w, 10%" calcext:value-type="string">
            <text:p>3.3M .5w, 10%</text:p>
          </table:table-cell>
          <table:table-cell office:value-type="string" calcext:value-type="string">
            <text:p>3.3M .5w, 10%</text:p>
          </table:table-cell>
          <table:table-cell office:value-type="string" calcext:value-type="string">
            <text:p>82k .5w, 5%</text:p>
          </table:table-cell>
          <table:table-cell table:formula="of:=COUNTIF([.$G$2:.$G$58];[.H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1];&quot; &quot;;[.B21])" office:value-type="string" office:string-value="1M .5w, 10%" calcext:value-type="string">
            <text:p>1M .5w, 10%</text:p>
          </table:table-cell>
          <table:table-cell office:value-type="string" calcext:value-type="string">
            <text:p>1M .5w, 10%</text:p>
          </table:table-cell>
          <table:table-cell office:value-type="string" calcext:value-type="string">
            <text:p>100k .5w, 5%</text:p>
          </table:table-cell>
          <table:table-cell table:formula="of:=COUNTIF([.$G$2:.$G$58];[.H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2];&quot; &quot;;[.B22])" office:value-type="string" office:string-value="2.2k .5w, 10%" calcext:value-type="string">
            <text:p>2.2k .5w, 10%</text:p>
          </table:table-cell>
          <table:table-cell office:value-type="string" calcext:value-type="string">
            <text:p>2.2k .5w, 10%</text:p>
          </table:table-cell>
          <table:table-cell office:value-type="string" calcext:value-type="string">
            <text:p>220k .5w, 5%</text:p>
          </table:table-cell>
          <table:table-cell table:formula="of:=COUNTIF([.$G$2:.$G$58];[.H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3];&quot; &quot;;[.B23])" office:value-type="string" office:string-value="220k .5w, 10%" calcext:value-type="string">
            <text:p>220k .5w, 10%</text:p>
          </table:table-cell>
          <table:table-cell office:value-type="string" calcext:value-type="string">
            <text:p>220k .5w, 10%</text:p>
          </table:table-cell>
          <table:table-cell office:value-type="string" calcext:value-type="string">
            <text:p>1500r .5w, 10%</text:p>
          </table:table-cell>
          <table:table-cell table:formula="of:=COUNTIF([.$G$2:.$G$58];[.H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4];&quot; &quot;;[.B24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470r 3w, 10%</text:p>
          </table:table-cell>
          <table:table-cell table:formula="of:=COUNTIF([.$G$2:.$G$58];[.H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5];&quot; &quot;;[.B25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10k .5w, 10%</text:p>
          </table:table-cell>
          <table:table-cell table:formula="of:=COUNTIF([.$G$2:.$G$58];[.H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6];&quot; &quot;;[.B26])" office:value-type="string" office:string-value="470k .5w, 10%" calcext:value-type="string">
            <text:p>470k .5w, 10%</text:p>
          </table:table-cell>
          <table:table-cell office:value-type="string" calcext:value-type="string">
            <text:p>470k .5w, 10%</text:p>
          </table:table-cell>
          <table:table-cell office:value-type="string" calcext:value-type="string">
            <text:p>470r 2w, 10%</text:p>
          </table:table-cell>
          <table:table-cell table:formula="of:=COUNTIF([.$G$2:.$G$58];[.H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7];&quot; &quot;;[.B27])" office:value-type="string" office:string-value="220k .5w, 10%" calcext:value-type="string">
            <text:p>220k .5w, 10%</text:p>
          </table:table-cell>
          <table:table-cell office:value-type="string" calcext:value-type="string">
            <text:p>220k .5w, 10%</text:p>
          </table:table-cell>
          <table:table-cell office:value-type="string" calcext:value-type="string">
            <text:p>100r .5w, 10%</text:p>
          </table:table-cell>
          <table:table-cell table:formula="of:=COUNTIF([.$G$2:.$G$58];[.H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8];&quot; &quot;;[.B28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office:value-type="string" calcext:value-type="string">
            <text:p>10k 3w, 10%</text:p>
          </table:table-cell>
          <table:table-cell table:formula="of:=COUNTIF([.$G$2:.$G$58];[.H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29];&quot; &quot;;[.B29])" office:value-type="string" office:string-value="820r .5w, 10%" calcext:value-type="string">
            <text:p>820r .5w, 10%</text:p>
          </table:table-cell>
          <table:table-cell office:value-type="string" calcext:value-type="string">
            <text:p>820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0];&quot; &quot;;[.B30])" office:value-type="string" office:string-value="2.2M .5w, 10%" calcext:value-type="string">
            <text:p>2.2M .5w, 10%</text:p>
          </table:table-cell>
          <table:table-cell office:value-type="string" calcext:value-type="string">
            <text:p>2.2M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1];&quot; &quot;;[.B31])" office:value-type="string" office:string-value="1M .5w, 10%" calcext:value-type="string">
            <text:p>1M .5w, 10%</text:p>
          </table:table-cell>
          <table:table-cell office:value-type="string" calcext:value-type="string">
            <text:p>1M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2];&quot; &quot;;[.B32])" office:value-type="string" office:string-value="1M .5w, 10%" calcext:value-type="string">
            <text:p>1M .5w, 10%</text:p>
          </table:table-cell>
          <table:table-cell office:value-type="string" calcext:value-type="string">
            <text:p>1M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7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3];&quot; &quot;;[.B33])" office:value-type="string" office:string-value="2.7k .5w, 10%" calcext:value-type="string">
            <text:p>2.7k .5w, 10%</text:p>
          </table:table-cell>
          <table:table-cell office:value-type="string" calcext:value-type="string">
            <text:p>2.7k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4];&quot; &quot;;[.B34])" office:value-type="string" office:string-value="220k .5w, 10%" calcext:value-type="string">
            <text:p>220k .5w, 10%</text:p>
          </table:table-cell>
          <table:table-cell office:value-type="string" calcext:value-type="string">
            <text:p>220k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5];&quot; &quot;;[.B35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6];&quot; &quot;;[.B36])" office:value-type="string" office:string-value="100k .5w, 10%" calcext:value-type="string">
            <text:p>100k .5w, 10%</text:p>
          </table:table-cell>
          <table:table-cell office:value-type="string" calcext:value-type="string">
            <text:p>100k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M 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7];&quot; &quot;;[.B37])" office:value-type="string" office:string-value="10M  .5w, 10%" calcext:value-type="string">
            <text:p>10M <text:s/>.5w, 10%</text:p>
          </table:table-cell>
          <table:table-cell office:value-type="string" calcext:value-type="string">
            <text:p>10M <text:s/>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8];&quot; &quot;;[.B38])" office:value-type="string" office:string-value="220k .5w, 10%" calcext:value-type="string">
            <text:p>220k .5w, 10%</text:p>
          </table:table-cell>
          <table:table-cell office:value-type="string" calcext:value-type="string">
            <text:p>220k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39];&quot; &quot;;[.B39])" office:value-type="string" office:string-value="47r .5w, 10%" calcext:value-type="string">
            <text:p>47r .5w, 10%</text:p>
          </table:table-cell>
          <table:table-cell office:value-type="string" calcext:value-type="string">
            <text:p>47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0];&quot; &quot;;[.B40])" office:value-type="string" office:string-value="1M .5w, 10%" calcext:value-type="string">
            <text:p>1M .5w, 10%</text:p>
          </table:table-cell>
          <table:table-cell office:value-type="string" calcext:value-type="string">
            <text:p>1M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1];&quot; &quot;;[.B41])" office:value-type="string" office:string-value="470r .5w, 10%" calcext:value-type="string">
            <text:p>470r .5w, 10%</text:p>
          </table:table-cell>
          <table:table-cell office:value-type="string" calcext:value-type="string">
            <text:p>470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2];&quot; &quot;;[.B42])" office:value-type="string" office:string-value="1M .5w, 10%" calcext:value-type="string">
            <text:p>1M .5w, 10%</text:p>
          </table:table-cell>
          <table:table-cell office:value-type="string" calcext:value-type="string">
            <text:p>1M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3];&quot; &quot;;[.B43])" office:value-type="string" office:string-value="22k .5w, 10%" calcext:value-type="string">
            <text:p>22k .5w, 10%</text:p>
          </table:table-cell>
          <table:table-cell office:value-type="string" calcext:value-type="string">
            <text:p>22k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4];&quot; &quot;;[.B44])" office:value-type="string" office:string-value="820r .5w, 10%" calcext:value-type="string">
            <text:p>820r .5w, 10%</text:p>
          </table:table-cell>
          <table:table-cell office:value-type="string" calcext:value-type="string">
            <text:p>820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k</text:p>
          </table:table-cell>
          <table:table-cell office:value-type="string" calcext:value-type="string">
            <text:p>.5w, 5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5];&quot; &quot;;[.B45])" office:value-type="string" office:string-value="82k .5w, 5%" calcext:value-type="string">
            <text:p>82k .5w, 5%</text:p>
          </table:table-cell>
          <table:table-cell office:value-type="string" calcext:value-type="string">
            <text:p>82k .5w, 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.5w, 5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6];&quot; &quot;;[.B46])" office:value-type="string" office:string-value="100k .5w, 5%" calcext:value-type="string">
            <text:p>100k .5w, 5%</text:p>
          </table:table-cell>
          <table:table-cell office:value-type="string" calcext:value-type="string">
            <text:p>100k .5w, 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table:style-name="ce13" office:value-type="string" calcext:value-type="string">
            <text:p>.5w, 5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7];&quot; &quot;;[.B47])" office:value-type="string" office:string-value="220k .5w, 5%" calcext:value-type="string">
            <text:p>220k .5w, 5%</text:p>
          </table:table-cell>
          <table:table-cell office:value-type="string" calcext:value-type="string">
            <text:p>220k .5w, 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table:style-name="ce13" office:value-type="string" calcext:value-type="string">
            <text:p>.5w, 5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8];&quot; &quot;;[.B48])" office:value-type="string" office:string-value="220k .5w, 5%" calcext:value-type="string">
            <text:p>220k .5w, 5%</text:p>
          </table:table-cell>
          <table:table-cell office:value-type="string" calcext:value-type="string">
            <text:p>220k .5w, 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49];&quot; &quot;;[.B49])" office:value-type="string" office:string-value="1500r .5w, 10%" calcext:value-type="string">
            <text:p>1500r .5w, 10%</text:p>
          </table:table-cell>
          <table:table-cell office:value-type="string" calcext:value-type="string">
            <text:p>1500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3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0];&quot; &quot;;[.B50])" office:value-type="string" office:string-value="470r 3w, 10%" calcext:value-type="string">
            <text:p>470r 3w, 10%</text:p>
          </table:table-cell>
          <table:table-cell office:value-type="string" calcext:value-type="string">
            <text:p>470r 3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0r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1];&quot; &quot;;[.B51])" office:value-type="string" office:string-value="1500r .5w, 10%" calcext:value-type="string">
            <text:p>1500r .5w, 10%</text:p>
          </table:table-cell>
          <table:table-cell office:value-type="string" calcext:value-type="string">
            <text:p>1500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3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2];&quot; &quot;;[.B52])" office:value-type="string" office:string-value="470r 3w, 10%" calcext:value-type="string">
            <text:p>470r 3w, 10%</text:p>
          </table:table-cell>
          <table:table-cell office:value-type="string" calcext:value-type="string">
            <text:p>470r 3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.5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3];&quot; &quot;;[.B53])" office:value-type="string" office:string-value="10k .5w, 10%" calcext:value-type="string">
            <text:p>10k .5w, 10%</text:p>
          </table:table-cell>
          <table:table-cell office:value-type="string" calcext:value-type="string">
            <text:p>10k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2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4];&quot; &quot;;[.B54])" office:value-type="string" office:string-value="470r 2w, 10%" calcext:value-type="string">
            <text:p>470r 2w, 10%</text:p>
          </table:table-cell>
          <table:table-cell office:value-type="string" calcext:value-type="string">
            <text:p>470r 2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.5w, 10%</text:p>
          </table:table-cell>
          <table:table-cell office:value-type="string" calcext:value-type="string">
            <text:p>(matched)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55];&quot; &quot;;[.B55])" office:value-type="string" office:string-value="100r .5w, 10%" calcext:value-type="string">
            <text:p>100r .5w, 10%</text:p>
          </table:table-cell>
          <table:table-cell office:value-type="string" calcext:value-type="string">
            <text:p>100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.5w, 10%</text:p>
          </table:table-cell>
          <table:table-cell office:value-type="string" calcext:value-type="string">
            <text:p>(matched)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56];&quot; &quot;;[.B56])" office:value-type="string" office:string-value="100r .5w, 10%" calcext:value-type="string">
            <text:p>100r .5w, 10%</text:p>
          </table:table-cell>
          <table:table-cell office:value-type="string" calcext:value-type="string">
            <text:p>100r .5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3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7];&quot; &quot;;[.B57])" office:value-type="string" office:string-value="10k 3w, 10%" calcext:value-type="string">
            <text:p>10k 3w, 10%</text:p>
          </table:table-cell>
          <table:table-cell office:value-type="string" calcext:value-type="string">
            <text:p>10k 3w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3w, 10%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A58];&quot; &quot;;[.B58])" office:value-type="string" office:string-value="10k 3w, 10%" calcext:value-type="string">
            <text:p>10k 3w, 10%</text:p>
          </table:table-cell>
          <table:table-cell office:value-type="string" calcext:value-type="string">
            <text:p>10k 3w, 10%</text:p>
          </table:table-cell>
          <table:table-cell table:number-columns-repeated="2"/>
        </table:table-row>
      </table:table>
      <table:table table:name="caps" table:style-name="ta1">
        <table:table-column table:style-name="co3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rating</text:p>
          </table:table-cell>
          <table:table-cell/>
          <table:table-cell office:value-type="string" calcext:value-type="string">
            <text:p>quant</text:p>
          </table:table-cell>
          <table:table-cell table:number-columns-repeated="2"/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no duplicates</text:p>
          </table:table-cell>
          <table:table-cell/>
        </table:table-row>
        <table:table-row table:style-name="ro1">
          <table:table-cell office:value-type="string" calcext:value-type="string">
            <text:p>.01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];&quot; &quot;;[.B2])" office:value-type="string" office:string-value=".012u 400V, 10%" calcext:value-type="string">
            <text:p>.012u 400V, 10%</text:p>
          </table:table-cell>
          <table:table-cell table:number-columns-repeated="2" office:value-type="string" calcext:value-type="string">
            <text:p>.012u 400V, 10%</text:p>
          </table:table-cell>
          <table:table-cell table:formula="of:=COUNTIF([.H2:.H31];[.I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3];&quot; &quot;;[.B3])" office:value-type="string" office:string-value=".01u 400V, 10%" calcext:value-type="string">
            <text:p>.01u 400V, 10%</text:p>
          </table:table-cell>
          <table:table-cell table:number-columns-repeated="2" office:value-type="string" calcext:value-type="string">
            <text:p>.01u 400V, 10%</text:p>
          </table:table-cell>
          <table:table-cell table:formula="of:=COUNTIF([.H3:.H32];[.I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4];&quot; &quot;;[.B4])" office:value-type="string" office:string-value="25u 25V, 10%" calcext:value-type="string">
            <text:p>25u 25V, 10%</text:p>
          </table:table-cell>
          <table:table-cell table:number-columns-repeated="2" office:value-type="string" calcext:value-type="string">
            <text:p>25u 25V, 10%</text:p>
          </table:table-cell>
          <table:table-cell table:formula="of:=COUNTIF([.H4:.H33];[.I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5];&quot; &quot;;[.B5])" office:value-type="string" office:string-value="25u 25V, 10%" calcext:value-type="string">
            <text:p>25u 25V, 10%</text:p>
          </table:table-cell>
          <table:table-cell office:value-type="string" calcext:value-type="string">
            <text:p>25u 25V, 10%</text:p>
          </table:table-cell>
          <table:table-cell office:value-type="string" calcext:value-type="string">
            <text:p>.047u 400V, 10%</text:p>
          </table:table-cell>
          <table:table-cell table:formula="of:=COUNTIF([.H5:.H34];[.I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047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6];&quot; &quot;;[.B6])" office:value-type="string" office:string-value=".047u 400V, 10%" calcext:value-type="string">
            <text:p>.047u 400V, 10%</text:p>
          </table:table-cell>
          <table:table-cell office:value-type="string" calcext:value-type="string">
            <text:p>.047u 400V, 10%</text:p>
          </table:table-cell>
          <table:table-cell office:value-type="string" calcext:value-type="string">
            <text:p>.1u 400V, 10%</text:p>
          </table:table-cell>
          <table:table-cell table:formula="of:=COUNTIF([.H6:.H35];[.I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047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7];&quot; &quot;;[.B7])" office:value-type="string" office:string-value=".047u 400V, 10%" calcext:value-type="string">
            <text:p>.047u 400V, 10%</text:p>
          </table:table-cell>
          <table:table-cell office:value-type="string" calcext:value-type="string">
            <text:p>.047u 400V, 10%</text:p>
          </table:table-cell>
          <table:table-cell office:value-type="string" calcext:value-type="string">
            <text:p>250p 400V, 10%</text:p>
          </table:table-cell>
          <table:table-cell table:formula="of:=COUNTIF([.H7:.H36];[.I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047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8];&quot; &quot;;[.B8])" office:value-type="string" office:string-value=".047u 400V, 10%" calcext:value-type="string">
            <text:p>.047u 400V, 10%</text:p>
          </table:table-cell>
          <table:table-cell office:value-type="string" calcext:value-type="string">
            <text:p>.047u 400V, 10%</text:p>
          </table:table-cell>
          <table:table-cell office:value-type="string" calcext:value-type="string">
            <text:p>47p 400V, 10%</text:p>
          </table:table-cell>
          <table:table-cell table:formula="of:=COUNTIF([.H8:.H37];[.I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9];&quot; &quot;;[.B9])" office:value-type="string" office:string-value=".1u 400V, 10%" calcext:value-type="string">
            <text:p>.1u 400V, 10%</text:p>
          </table:table-cell>
          <table:table-cell office:value-type="string" calcext:value-type="string">
            <text:p>.1u 400V, 10%</text:p>
          </table:table-cell>
          <table:table-cell office:value-type="string" calcext:value-type="string">
            <text:p>.022u 400V, 10%</text:p>
          </table:table-cell>
          <table:table-cell table:formula="of:=COUNTIF([.H9:.H38];[.I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0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0];&quot; &quot;;[.B10])" office:value-type="string" office:string-value="250p 400V, 10%" calcext:value-type="string">
            <text:p>250p 400V, 10%</text:p>
          </table:table-cell>
          <table:table-cell office:value-type="string" calcext:value-type="string">
            <text:p>250p 400V, 10%</text:p>
          </table:table-cell>
          <table:table-cell office:value-type="string" calcext:value-type="string">
            <text:p>10p 400V, 10%</text:p>
          </table:table-cell>
          <table:table-cell table:formula="of:=COUNTIF([.H10:.H39];[.I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1];&quot; &quot;;[.B11])" office:value-type="string" office:string-value="47p 400V, 10%" calcext:value-type="string">
            <text:p>47p 400V, 10%</text:p>
          </table:table-cell>
          <table:table-cell office:value-type="string" calcext:value-type="string">
            <text:p>47p 400V, 10%</text:p>
          </table:table-cell>
          <table:table-cell office:value-type="string" calcext:value-type="string">
            <text:p>500p 400V, 10%</text:p>
          </table:table-cell>
          <table:table-cell table:formula="of:=COUNTIF([.H11:.H40];[.I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M.MICROSOFT.CONCAT([.A12];&quot; &quot;;[.B12])" office:value-type="string" office:string-value="25u 25V, 10%" calcext:value-type="string">
            <text:p>25u 25V, 10%</text:p>
          </table:table-cell>
          <table:table-cell office:value-type="string" calcext:value-type="string">
            <text:p>25u 25V, 10%</text:p>
          </table:table-cell>
          <table:table-cell office:value-type="string" calcext:value-type="string">
            <text:p>.003u 400V, 10%</text:p>
          </table:table-cell>
          <table:table-cell table:formula="of:=COUNTIF([.H12:.H41];[.I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02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3];&quot; &quot;;[.B13])" office:value-type="string" office:string-value=".022u 400V, 10%" calcext:value-type="string">
            <text:p>.022u 400V, 10%</text:p>
          </table:table-cell>
          <table:table-cell office:value-type="string" calcext:value-type="string">
            <text:p>.022u 400V, 10%</text:p>
          </table:table-cell>
          <table:table-cell office:value-type="string" calcext:value-type="string">
            <text:p>.02u 400V, 10%</text:p>
          </table:table-cell>
          <table:table-cell table:formula="of:=COUNTIF([.H13:.H42];[.I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4];&quot; &quot;;[.B14])" office:value-type="string" office:string-value="10p 400V, 10%" calcext:value-type="string">
            <text:p>10p 400V, 10%</text:p>
          </table:table-cell>
          <table:table-cell office:value-type="string" calcext:value-type="string">
            <text:p>10p 400V, 10%</text:p>
          </table:table-cell>
          <table:table-cell office:value-type="string" calcext:value-type="string">
            <text:p>.001u 400V, 10%</text:p>
          </table:table-cell>
          <table:table-cell table:formula="of:=COUNTIF([.H14:.H43];[.I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0p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5];&quot; &quot;;[.B15])" office:value-type="string" office:string-value="500p 400V, 10%" calcext:value-type="string">
            <text:p>500p 400V, 10%</text:p>
          </table:table-cell>
          <table:table-cell office:value-type="string" calcext:value-type="string">
            <text:p>500p 400V, 10%</text:p>
          </table:table-cell>
          <table:table-cell office:value-type="string" calcext:value-type="string">
            <text:p>.1u 200V, 10%</text:p>
          </table:table-cell>
          <table:table-cell table:formula="of:=COUNTIF([.H15:.H44];[.I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6];&quot; &quot;;[.B16])" office:value-type="string" office:string-value="25u 25V, 10%" calcext:value-type="string">
            <text:p>25u 25V, 10%</text:p>
          </table:table-cell>
          <table:table-cell office:value-type="string" calcext:value-type="string">
            <text:p>25u 25V, 10%</text:p>
          </table:table-cell>
          <table:table-cell office:value-type="string" calcext:value-type="string">
            <text:p>25u 50v, 10%</text:p>
          </table:table-cell>
          <table:table-cell table:formula="of:=COUNTIF([.H16:.H45];[.I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003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7];&quot; &quot;;[.B17])" office:value-type="string" office:string-value=".003u 400V, 10%" calcext:value-type="string">
            <text:p>.003u 400V, 10%</text:p>
          </table:table-cell>
          <table:table-cell office:value-type="string" calcext:value-type="string">
            <text:p>.003u 400V, 10%</text:p>
          </table:table-cell>
          <table:table-cell office:value-type="string" calcext:value-type="string">
            <text:p>16u 450V, 10%</text:p>
          </table:table-cell>
          <table:table-cell table:formula="of:=COUNTIF([.H17:.H46];[.I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8];&quot; &quot;;[.B18])" office:value-type="string" office:string-value=".1u 400V, 10%" calcext:value-type="string">
            <text:p>.1u 400V, 10%</text:p>
          </table:table-cell>
          <table:table-cell office:value-type="string" calcext:value-type="string">
            <text:p>.1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19];&quot; &quot;;[.B19])" office:value-type="string" office:string-value="25u 25V, 10%" calcext:value-type="string">
            <text:p>25u 25V, 10%</text:p>
          </table:table-cell>
          <table:table-cell office:value-type="string" calcext:value-type="string">
            <text:p>25u 25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0];&quot; &quot;;[.B20])" office:value-type="string" office:string-value=".01u 400V, 10%" calcext:value-type="string">
            <text:p>.01u 400V, 10%</text:p>
          </table:table-cell>
          <table:table-cell office:value-type="string" calcext:value-type="string">
            <text:p>.01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1];&quot; &quot;;[.B21])" office:value-type="string" office:string-value=".01u 400V, 10%" calcext:value-type="string">
            <text:p>.01u 400V, 10%</text:p>
          </table:table-cell>
          <table:table-cell office:value-type="string" calcext:value-type="string">
            <text:p>.01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0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2];&quot; &quot;;[.B22])" office:value-type="string" office:string-value=".02u 400V, 10%" calcext:value-type="string">
            <text:p>.02u 400V, 10%</text:p>
          </table:table-cell>
          <table:table-cell office:value-type="string" calcext:value-type="string">
            <text:p>.02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3];&quot; &quot;;[.B23])" office:value-type="string" office:string-value="25u 25V, 10%" calcext:value-type="string">
            <text:p>25u 25V, 10%</text:p>
          </table:table-cell>
          <table:table-cell office:value-type="string" calcext:value-type="string">
            <text:p>25u 25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02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4];&quot; &quot;;[.B24])" office:value-type="string" office:string-value=".02u 400V, 10%" calcext:value-type="string">
            <text:p>.02u 400V, 10%</text:p>
          </table:table-cell>
          <table:table-cell office:value-type="string" calcext:value-type="string">
            <text:p>.02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25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5];&quot; &quot;;[.B25])" office:value-type="string" office:string-value="25u 25V, 10%" calcext:value-type="string">
            <text:p>25u 25V, 10%</text:p>
          </table:table-cell>
          <table:table-cell office:value-type="string" calcext:value-type="string">
            <text:p>25u 25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00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6];&quot; &quot;;[.B26])" office:value-type="string" office:string-value=".001u 400V, 10%" calcext:value-type="string">
            <text:p>.001u 400V, 10%</text:p>
          </table:table-cell>
          <table:table-cell office:value-type="string" calcext:value-type="string">
            <text:p>.001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</text:p>
          </table:table-cell>
          <table:table-cell office:value-type="string" calcext:value-type="string">
            <text:p>2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7];&quot; &quot;;[.B27])" office:value-type="string" office:string-value=".1u 200V, 10%" calcext:value-type="string">
            <text:p>.1u 200V, 10%</text:p>
          </table:table-cell>
          <table:table-cell office:value-type="string" calcext:value-type="string">
            <text:p>.1u 2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8];&quot; &quot;;[.B28])" office:value-type="string" office:string-value=".1u 400V, 10%" calcext:value-type="string">
            <text:p>.1u 400V, 10%</text:p>
          </table:table-cell>
          <table:table-cell office:value-type="string" calcext:value-type="string">
            <text:p>.1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</text:p>
          </table:table-cell>
          <table:table-cell office:value-type="string" calcext:value-type="string">
            <text:p>40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29];&quot; &quot;;[.B29])" office:value-type="string" office:string-value=".1u 400V, 10%" calcext:value-type="string">
            <text:p>.1u 400V, 10%</text:p>
          </table:table-cell>
          <table:table-cell office:value-type="string" calcext:value-type="string">
            <text:p>.1u 40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u</text:p>
          </table:table-cell>
          <table:table-cell office:value-type="string" calcext:value-type="string">
            <text:p>5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30];&quot; &quot;;[.B30])" office:value-type="string" office:string-value="25u 50v, 10%" calcext:value-type="string">
            <text:p>25u 50v, 10%</text:p>
          </table:table-cell>
          <table:table-cell office:value-type="string" calcext:value-type="string">
            <text:p>25u 50v, 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u</text:p>
          </table:table-cell>
          <table:table-cell office:value-type="string" calcext:value-type="string">
            <text:p>45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31];&quot; &quot;;[.B31])" office:value-type="string" office:string-value="16u 450V, 10%" calcext:value-type="string">
            <text:p>16u 450V, 10%</text:p>
          </table:table-cell>
          <table:table-cell office:value-type="string" calcext:value-type="string">
            <text:p>16u 450V, 10%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6u</text:p>
          </table:table-cell>
          <table:table-cell office:value-type="string" calcext:value-type="string">
            <text:p>45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32];&quot; &quot;;[.B32])" office:value-type="string" office:string-value="16u 450V, 10%" calcext:value-type="string">
            <text:p>16u 450V, 10%</text:p>
          </table:table-cell>
          <table:table-cell office:value-type="string" calcext:value-type="string">
            <text:p>16u 450V, 10%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6u</text:p>
          </table:table-cell>
          <table:table-cell office:value-type="string" calcext:value-type="string">
            <text:p>45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33];&quot; &quot;;[.B33])" office:value-type="string" office:string-value="16u 450V, 10%" calcext:value-type="string">
            <text:p>16u 450V, 10%</text:p>
          </table:table-cell>
          <table:table-cell office:value-type="string" calcext:value-type="string">
            <text:p>16u 450V, 10%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6u</text:p>
          </table:table-cell>
          <table:table-cell office:value-type="string" calcext:value-type="string">
            <text:p>45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34];&quot; &quot;;[.B34])" office:value-type="string" office:string-value="16u 450V, 10%" calcext:value-type="string">
            <text:p>16u 450V, 10%</text:p>
          </table:table-cell>
          <table:table-cell office:value-type="string" calcext:value-type="string">
            <text:p>16u 450V, 10%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6u</text:p>
          </table:table-cell>
          <table:table-cell office:value-type="string" calcext:value-type="string">
            <text:p>450V, 10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M.MICROSOFT.CONCAT([.A35];&quot; &quot;;[.B35])" office:value-type="string" office:string-value="16u 450V, 10%" calcext:value-type="string">
            <text:p>16u 450V, 10%</text:p>
          </table:table-cell>
          <table:table-cell office:value-type="string" calcext:value-type="string">
            <text:p>16u 450V, 10%</text:p>
          </table:table-cell>
          <table:table-cell table:number-columns-repeated="2"/>
        </table:table-row>
      </table:table>
      <table:table table:name="order" table:style-name="ta1">
        <table:table-column table:style-name="co3" table:default-cell-style-name="Default"/>
        <table:table-column table:style-name="co13" table:default-cell-style-name="Default"/>
        <table:table-column table:style-name="co8" table:visibility="collapse" table:default-cell-style-name="Default"/>
        <table:table-column table:style-name="co3" table:visibility="collapse" table:default-cell-style-name="Default"/>
        <table:table-column table:style-name="co1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quantity reqd min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to buy</text:p>
          </table:table-cell>
          <table:table-cell/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68k .5w, 10%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CEILING([.C2]*(1+[.$D$2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M .5w, 10%</text:p>
          </table:table-cell>
          <table:table-cell office:value-type="float" office:value="7" calcext:value-type="float">
            <text:p>7</text:p>
          </table:table-cell>
          <table:table-cell/>
          <table:table-cell table:formula="of:=CEILING([.C3]*(1+[.$D$2])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39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4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3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5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00k .5w, 10%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EILING([.C6]*(1+[.$D$2])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.5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7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820r .5w, 10%</text:p>
          </table:table-cell>
          <table:table-cell office:value-type="float" office:value="4" calcext:value-type="float">
            <text:p>4</text:p>
          </table:table-cell>
          <table:table-cell/>
          <table:table-cell table:formula="of:=CEILING([.C8]*(1+[.$D$2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220k .5w, 10%</text:p>
          </table:table-cell>
          <table:table-cell office:value-type="float" office:value="5" calcext:value-type="float">
            <text:p>5</text:p>
          </table:table-cell>
          <table:table-cell/>
          <table:table-cell table:formula="of:=CEILING([.C9]*(1+[.$D$2]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6.8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0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3.3M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1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2.2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2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470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3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2.2M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4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2.7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5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0M <text:s/>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6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47r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7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470r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8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22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19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82k .5w, 5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20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00k .5w, 5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21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220k .5w, 5%</text:p>
          </table:table-cell>
          <table:table-cell office:value-type="float" office:value="2" calcext:value-type="float">
            <text:p>2</text:p>
          </table:table-cell>
          <table:table-cell/>
          <table:table-cell table:formula="of:=CEILING([.C22]*(1+[.$D$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500r .5w, 10%</text:p>
          </table:table-cell>
          <table:table-cell office:value-type="float" office:value="2" calcext:value-type="float">
            <text:p>2</text:p>
          </table:table-cell>
          <table:table-cell/>
          <table:table-cell table:formula="of:=CEILING([.C23]*(1+[.$D$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470r 3w, 10%</text:p>
          </table:table-cell>
          <table:table-cell office:value-type="float" office:value="2" calcext:value-type="float">
            <text:p>2</text:p>
          </table:table-cell>
          <table:table-cell/>
          <table:table-cell table:formula="of:=CEILING([.C24]*(1+[.$D$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0k .5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25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470r 2w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26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00r .5w, 10%</text:p>
          </table:table-cell>
          <table:table-cell office:value-type="float" office:value="2" calcext:value-type="float">
            <text:p>2</text:p>
          </table:table-cell>
          <table:table-cell/>
          <table:table-cell table:formula="of:=CEILING([.C27]*(1+[.$D$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esistor</text:p>
          </table:table-cell>
          <table:table-cell office:value-type="string" calcext:value-type="string">
            <text:p>10k 3w, 10%</text:p>
          </table:table-cell>
          <table:table-cell office:value-type="float" office:value="2" calcext:value-type="float">
            <text:p>2</text:p>
          </table:table-cell>
          <table:table-cell/>
          <table:table-cell table:formula="of:=CEILING([.C28]*(1+[.$D$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012u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29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01u 400V, 10%</text:p>
          </table:table-cell>
          <table:table-cell office:value-type="float" office:value="3" calcext:value-type="float">
            <text:p>3</text:p>
          </table:table-cell>
          <table:table-cell/>
          <table:table-cell table:formula="of:=CEILING([.C30]*(1+[.$D$2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5u 25V, 10%</text:p>
          </table:table-cell>
          <table:table-cell office:value-type="float" office:value="7" calcext:value-type="float">
            <text:p>7</text:p>
          </table:table-cell>
          <table:table-cell/>
          <table:table-cell table:formula="of:=CEILING([.C31]*(1+[.$D$2])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047u 400V, 10%</text:p>
          </table:table-cell>
          <table:table-cell office:value-type="float" office:value="3" calcext:value-type="float">
            <text:p>3</text:p>
          </table:table-cell>
          <table:table-cell/>
          <table:table-cell table:formula="of:=CEILING([.C32]*(1+[.$D$2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1u 400V, 10%</text:p>
          </table:table-cell>
          <table:table-cell office:value-type="float" office:value="4" calcext:value-type="float">
            <text:p>4</text:p>
          </table:table-cell>
          <table:table-cell/>
          <table:table-cell table:formula="of:=CEILING([.C33]*(1+[.$D$2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50p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34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7p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35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022u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36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p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37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500p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38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003u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39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02u 400V, 10%</text:p>
          </table:table-cell>
          <table:table-cell office:value-type="float" office:value="2" calcext:value-type="float">
            <text:p>2</text:p>
          </table:table-cell>
          <table:table-cell/>
          <table:table-cell table:formula="of:=CEILING([.C40]*(1+[.$D$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001u 4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41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.1u 20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42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5u 50v,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43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6u 450V, 10%</text:p>
          </table:table-cell>
          <table:table-cell office:value-type="float" office:value="5" calcext:value-type="float">
            <text:p>5</text:p>
          </table:table-cell>
          <table:table-cell/>
          <table:table-cell table:formula="of:=CEILING([.C44]*(1+[.$D$2]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ode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/>
          <table:table-cell table:formula="of:=CEILING([.C45]*(1+[.$D$2]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bom.A1:bom.Q217" table:display-filter-buttons="true"/>
        <table:database-range table:name="__Anonymous_Sheet_DB__3" table:target-range-address="resistors.G2:resistors.G58"/>
        <table:database-range table:name="__Anonymous_Sheet_DB__4" table:target-range-address="caps.H2:caps.H31"/>
        <table:database-range table:name="__Anonymous_Sheet_DB__5" table:target-range-address="order.A1:order.E45" table:display-filter-buttons="true">
          <table:filter>
            <table:filter-and>
              <table:filter-condition table:value="capacitor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09:46:31.8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5:36:14.315000000</meta:creation-date>
    <meta:generator>LibreOffice/7.6.2.1$Windows_X86_64 LibreOffice_project/56f7684011345957bbf33a7ee678afaf4d2ba333</meta:generator>
    <dc:date>2024-01-05T09:49:22.934000000</dc:date>
    <meta:editing-duration>P1DT7H43M50S</meta:editing-duration>
    <meta:editing-cycles>36</meta:editing-cycles>
    <meta:document-statistic meta:table-count="6" meta:cell-count="2378" meta:object-count="0"/>
  </office:meta>
</office:document-meta>
</file>